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0.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3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5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6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4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2.921cm"/>
      <style:paragraph-properties style:writing-mode="lr-tb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067cm" fo:min-width="0cm"/>
      <style:paragraph-properties style:writing-mode="lr-tb"/>
    </style:style>
    <style:style style:name="gr35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1.55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972f"/>
      <style:paragraph-properties fo:text-align="center"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64cm" svg:height="0.864cm" svg:x="22.647cm" svg:y="9.434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22.688cm" svg:y="2.37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489cm" svg:y="18.016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5.962cm" svg:y="17.995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609cm" svg:y="9.399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591cm" svg:y="2.37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7" draw:text-style-name="P3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7" draw:text-style-name="P3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7" draw:text-style-name="P3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7" draw:text-style-name="P3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7" draw:text-style-name="P3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8" draw:text-style-name="P4" xml:id="id2" draw:id="id2" draw:layer="layout" svg:width="3.199cm" svg:height="3.202cm" svg:x="4.229cm" svg:y="5.515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9" draw:text-style-name="P3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5" draw:layer="layout" svg:x1="22.382cm" svg:y1="6.099cm" svg:x2="22.382cm" svg:y2="8.297cm">
            <text:p/>
          </draw:line>
        </draw:g>
        <draw:custom-shape draw:style-name="gr11" draw:text-style-name="P6" xml:id="id9" draw:id="id9" draw:layer="layout" svg:width="3.74cm" svg:height="4.469cm" svg:x="12.623cm" svg:y="11.816cm">
          <text:p text:style-name="P6"><text:span text:style-name="T2">+</text:span></text:p>
          <text:p text:style-name="P6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7" draw:text-style-name="P8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7" draw:text-style-name="P8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7" draw:text-style-name="P8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7" draw:text-style-name="P8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7" draw:text-style-name="P8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3" draw:text-style-name="P3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7" draw:text-style-name="P8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7" draw:text-style-name="P8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5" draw:text-style-name="P7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6" draw:text-style-name="P9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7" draw:text-style-name="P9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8" draw:text-style-name="P9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9" draw:text-style-name="P9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20" draw:text-style-name="P9" draw:layer="layout" svg:width="1.162cm" svg:height="1.167cm" svg:x="13.985cm" svg:y="6.462cm">
          <draw:text-box>
            <text:p>R<text:span text:style-name="T6">3</text:span></text:p>
          </draw:text-box>
        </draw:frame>
        <draw:frame draw:style-name="gr21" draw:text-style-name="P9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2" draw:text-style-name="P9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3" draw:text-style-name="P8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05cm" svg:height="0.45cm" svg:x="5.591cm" svg:y="11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7" draw:text-style-name="P10" draw:layer="layout" svg:x1="6.94cm" svg:y1="12.462cm" svg:x2="6.94cm" svg:y2="15.74cm">
          <text:p/>
        </draw:line>
        <draw:frame draw:style-name="gr28" draw:text-style-name="P11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9" draw:text-style-name="P10" draw:layer="layout" svg:x1="22.268cm" svg:y1="12.353cm" svg:x2="22.268cm" svg:y2="13.35cm">
            <text:p/>
          </draw:line>
          <draw:line draw:style-name="gr29" draw:text-style-name="P10" draw:layer="layout" svg:x1="20.946cm" svg:y1="13.358cm" svg:x2="23.587cm" svg:y2="13.358cm">
            <text:p/>
          </draw:line>
          <draw:line draw:style-name="gr29" draw:text-style-name="P10" draw:layer="layout" svg:x1="20.947cm" svg:y1="14.361cm" svg:x2="23.588cm" svg:y2="14.361cm">
            <text:p/>
          </draw:line>
          <draw:line draw:style-name="gr29" draw:text-style-name="P10" draw:layer="layout" svg:x1="22.268cm" svg:y1="14.356cm" svg:x2="22.268cm" svg:y2="15.353cm">
            <text:p/>
          </draw:line>
        </draw:g>
        <draw:line draw:style-name="gr27" draw:text-style-name="P10" draw:layer="layout" svg:x1="23.993cm" svg:y1="12.4cm" svg:x2="23.993cm" svg:y2="15.678cm">
          <text:p/>
        </draw:line>
        <draw:frame draw:style-name="gr30" draw:text-style-name="P9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31" draw:text-style-name="P10" draw:layer="layout" svg:x1="3.745cm" svg:y1="13.33cm" svg:x2="1.617cm" svg:y2="13.349cm">
            <text:p/>
          </draw:line>
          <draw:line draw:style-name="gr31" draw:text-style-name="P10" draw:layer="layout" svg:x1="3.747cm" svg:y1="13.319cm" svg:x2="1.619cm" svg:y2="13.338cm">
            <text:p/>
          </draw:line>
          <draw:line draw:style-name="gr31" draw:text-style-name="P10" draw:layer="layout" svg:x1="2.199cm" svg:y1="13.757cm" svg:x2="3.257cm" svg:y2="13.757cm">
            <text:p/>
          </draw:line>
          <draw:line draw:style-name="gr31" draw:text-style-name="P10" draw:layer="layout" svg:x1="2.484cm" svg:y1="14.124cm" svg:x2="2.993cm" svg:y2="14.124cm">
            <text:p/>
          </draw:line>
          <draw:line draw:style-name="gr31" draw:text-style-name="P10" draw:layer="layout" svg:x1="2.71cm" svg:y1="13.304cm" svg:x2="2.719cm" svg:y2="12.359cm">
            <text:p/>
          </draw:line>
        </draw:g>
        <draw:connector draw:style-name="gr32" draw:text-style-name="P8" draw:layer="layout" svg:x1="5.676cm" svg:y1="10.487cm" svg:x2="2.682cm" svg:y2="12.359cm" draw:start-shape="id14" draw:start-glue-point="6" draw:end-shape="id15" draw:end-glue-point="0" svg:d="M5676 10487h-2994v1872" svg:viewBox="0 0 2995 1873">
          <text:p/>
        </draw:connector>
        <draw:custom-shape draw:style-name="gr33" draw:text-style-name="P8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64cm" svg:height="0.864cm" svg:x="5.87cm" svg:y="2.37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4.432cm" svg:y="11.28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xml:id="id14" draw:id="id14" draw:layer="layout" svg:width="0.406cm" svg:height="0.447cm" svg:x="5.676cm" svg:y="10.26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134cm" svg:height="0.864cm" svg:x="2.522cm" svg:y="9.382cm">
          <text:p text:style-name="P1">Gr /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5T10:56:51.613887906</dc:date>
    <meta:editing-duration>PT22H3M45S</meta:editing-duration>
    <meta:editing-cycles>26</meta:editing-cycles>
    <meta:generator>LibreOffice/6.4.6.2$Linux_X86_64 LibreOffice_project/40$Build-2</meta:generator>
    <meta:document-statistic meta:object-count="90"/>
  </office:meta>
</office:document-meta>
</file>